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table table:name="Feuille1" table:style-name="ta1" table:print="false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modal</text:p>
          </table:table-cell>
          <table:table-cell office:value-type="string">
            <text:p>cha</text:p>
          </table:table-cell>
          <table:table-cell office:value-type="string">
            <text:p>vi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ɤmdzɯ ɯ-tɤ́-cha? ////</text:p>
          </table:table-cell>
          <table:table-cell office:value-type="string">
            <text:p>finite (ipfv)</text:p>
          </table:table-cell>
          <table:table-cell office:value-type="string">
            <text:p>S/A=A</text:p>
          </table:table-cell>
          <table:table-cell office:value-type="string">
            <text:p>pɤjkhu tu-ndʐi ɲɯ-cha</text:p>
          </table:table-cell>
          <table:table-cell office:value-type="string">
            <text:p>S/A=S/A</text:p>
          </table:table-cell>
          <table:table-cell office:value-type="string">
            <text:p>tɕe tɯci nɤki tɯ-tshɤʁrɯ nɯ ɯnɯnɯ lo-mɯrkɯ pjɤ-cha</text:p>
          </table:table-cell>
          <table:table-cell office:value-type="string">
            <text:p>tɕe tɯci nɤki tɯ-tshɤʁrɯ nɯ ɯnɯnɯ lo-mɯrkɯ pjɤ-cha</text:p>
          </table:table-cell>
          <table:table-cell office:value-type="string">
            <text:p>not complement</text:p>
          </table:table-cell>
          <table:table-cell office:value-type="string">
            <text:p>X</text:p>
          </table:table-cell>
          <table:table-cell office:value-type="string">
            <text:p>qaliaʁ nɯ ndɤre a-pɯ-fsɯz a-pɯ-cha ʑo qhe </text:p>
          </table:table-cell>
        </table:table-row>
        <table:table-row table:style-name="ro1">
          <table:table-cell office:value-type="string">
            <text:p>modal</text:p>
          </table:table-cell>
          <table:table-cell office:value-type="string">
            <text:p>spa</text:p>
          </table:table-cell>
          <table:table-cell office:value-type="string">
            <text:p>vt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nɯ ɯ-mdoʁ nɯ aj kɤ-ti mɯ́j-spe-a //// kɤ-nɤre ɯ-ta-spa?</text:p>
          </table:table-cell>
          <table:table-cell table:number-columns-repeated="9"/>
        </table:table-row>
        <table:table-row table:style-name="ro1">
          <table:table-cell office:value-type="string">
            <text:p>modal</text:p>
          </table:table-cell>
          <table:table-cell office:value-type="string">
            <text:p>zgɤt</text:p>
          </table:table-cell>
          <table:table-cell office:value-type="string">
            <text:p>vs</text:p>
          </table:table-cell>
          <table:table-cell table:style-name="ce2" office:value-type="string">
            <text:p>finite (ipfv)</text:p>
          </table:table-cell>
          <table:table-cell office:value-type="string">
            <text:p>zero</text:p>
          </table:table-cell>
          <table:table-cell office:value-type="string">
            <text:p>tu-ti-a kɯ-zgɤt ɲɯ-ɕti ri nɯnɯ aʑo mɯ́j-nɤxtʂaŋ-a tɕendɤre nɯ ɯ-qhu aʑo nɯtɕu tshapa mɤ-ɕe-a ma "a-rpɯ a-ɬaʁ" ntsɯ kɤ-ti ɲɯ-ra</text:p>
          </table:table-cell>
          <table:table-cell table:number-columns-repeated="9"/>
        </table:table-row>
        <table:table-row table:style-name="ro1">
          <table:table-cell office:value-type="string">
            <text:p>modal</text:p>
          </table:table-cell>
          <table:table-cell office:value-type="string">
            <text:p>jɤɣ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sɯxcha</text:p>
          </table:table-cell>
          <table:table-cell office:value-type="string">
            <text:p>vt-i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khɯ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ɬoʁ</text:p>
          </table:table-cell>
          <table:table-cell office:value-type="string">
            <text:p>vs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aʑo kɤ-nɤla ɲɯ-ɬoʁ</text:p>
          </table:table-cell>
          <table:table-cell table:style-name="ce2" office:value-type="string">
            <text:p>finite (irr, ipfv)</text:p>
          </table:table-cell>
          <table:table-cell office:value-type="string">
            <text:p>zero</text:p>
          </table:table-cell>
          <table:table-cell office:value-type="string">
            <text:p>a-tɕɯ ɲɯ-ɴqa ri, a-tɤ-rɤŋgat tɕe, nɯ smɤnmimitoʁ kuɕana a-ɕ-kɤ-nɤʁdɤn ɲɯ-ɬoʁ // fso li tɤmɤɕi ɣɯ-zmaqhu-a ɕti tɕe ɯ-wa tɕhi tɤ-stu-t-a nɯ tu-ste-a ɲɯ-ɬoʁ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tʂaŋ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ra</text:p>
          </table:table-cell>
          <table:table-cell office:value-type="string">
            <text:p>vs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tɕe tɤ-pɤtso nɯ, tɯ-pɤrme roro jamar tɕe tɕe tɯ-nɯ kɤ-sɯβde pjɤ-ra ma tɕe </text:p>
          </table:table-cell>
          <table:table-cell table:style-name="ce2" office:value-type="string">
            <text:p>finite (irr, ipfv)</text:p>
          </table:table-cell>
          <table:table-cell office:value-type="string">
            <text:p>zero</text:p>
          </table:table-cell>
          <table:table-cell office:value-type="string">
            <text:p>kɯki a-tɕɯ ɯ-rʑaβ a-jɤ-ɣi ɲɯ-ra!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ʁzi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ntshi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mna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ŋgrɯ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sna</text:p>
          </table:table-cell>
          <table:table-cell office:value-type="string">
            <text:p>vs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cɯ mɯ-pjɤ-sna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aspect</text:p>
          </table:table-cell>
          <table:table-cell office:value-type="string">
            <text:p>ŋgrɤl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aspect</text:p>
          </table:table-cell>
          <table:table-cell office:value-type="string">
            <text:p>rɲo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/>
          <table:table-cell office:value-type="string">
            <text:p>inf</text:p>
          </table:table-cell>
          <table:table-cell office:value-type="string">
            <text:p>zero</text:p>
          </table:table-cell>
          <table:table-cell table:number-columns-repeated="7"/>
        </table:table-row>
        <table:table-row table:style-name="ro1">
          <table:table-cell office:value-type="string">
            <text:p>aspect</text:p>
          </table:table-cell>
          <table:table-cell office:value-type="string">
            <text:p>rɤŋgat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table:style-name="ce2" office:value-type="string">
            <text:p>S/A=S</text:p>
          </table:table-cell>
          <table:table-cell office:value-type="string">
            <text:p>nɤʑo a-kɯ-ʁndɯ tu-tɯ-rɤŋgat tɕe, nɤ-phɯŋgɯ rdɤstaʁ ɲɯ-tɯ-rke ɲɯ-ŋu</text:p>
          </table:table-cell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kɤ-nɤkhu to-rɤngat</text:p>
          </table:table-cell>
          <table:table-cell table:number-columns-repeated="6"/>
        </table:table-row>
        <table:table-row table:style-name="ro1">
          <table:table-cell office:value-type="string">
            <text:p>aspect</text:p>
          </table:table-cell>
          <table:table-cell office:value-type="string">
            <text:p>nɤtɕɯtʂi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ɤʑa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nɯ ɯ-ndza to-sɤʑa-ndʑi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rɤβzjoz tɤ-sɤʑa-t-a</text:p>
          </table:table-cell>
          <table:table-cell table:number-columns-repeated="6"/>
        </table:table-row>
        <table:table-row table:style-name="ro1">
          <table:table-cell office:value-type="string">
            <text:p>phasal</text:p>
          </table:table-cell>
          <table:table-cell office:value-type="string">
            <text:p>ʑa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tɕe pɤjkhu pjɯ-si ɕɯŋgɯ ʑo ɯ-ɕa ɯ-ndza tu-ʑa-nɯ ɕti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nɯ sthɯci tɯmtɕiβzɤrnaʁ tɕe tɕe kɤ-rɤtʂɯβ to-ʑa tɕe</text:p>
          </table:table-cell>
          <table:table-cell table:number-columns-repeated="6"/>
        </table:table-row>
        <table:table-row table:style-name="ro1">
          <table:table-cell office:value-type="string">
            <text:p>phasal</text:p>
          </table:table-cell>
          <table:table-cell office:value-type="string">
            <text:p>sthɯt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ɯ-ti ta-sthɯt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βdaʁmu nɯ jo-ɣi tɕe tɤpɤtso nɯ tɯ-nɯ kɤ-jtshi ɲɤ-sthɯt tɕe,</text:p>
          </table:table-cell>
          <table:table-cell office:value-type="string">
            <text:p>finite (mm)</text:p>
          </table:table-cell>
          <table:table-cell office:value-type="string">
            <text:p>S/A=A</text:p>
          </table:table-cell>
          <table:table-cell office:value-type="string">
            <text:p>nɯ-sloχpɯn nɯ kɯ nɯra ta-tɯt-nɯ ta-sthɯt-nɯ</text:p>
          </table:table-cell>
          <table:table-cell table:number-columns-repeated="3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ɯɣjɤɣ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hasal</text:p>
          </table:table-cell>
          <table:table-cell office:value-type="string">
            <text:p>khɤt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hasal</text:p>
          </table:table-cell>
          <table:table-cell office:value-type="string">
            <text:p>jɤɣ</text:p>
          </table:table-cell>
          <table:table-cell office:value-type="string">
            <text:p>vs</text:p>
          </table:table-cell>
          <table:table-cell office:value-type="string">
            <text:p>bare / tɯ-</text:p>
          </table:table-cell>
          <table:table-cell office:value-type="string">
            <text:p>zero</text:p>
          </table:table-cell>
          <table:table-cell office:value-type="string">
            <text:p>nɯra ɯ-ti to-jɤɣ</text:p>
          </table:table-cell>
          <table:table-cell table:number-columns-repeated="9"/>
        </table:table-row>
        <table:table-row table:style-name="ro1">
          <table:table-cell office:value-type="string">
            <text:p>attempt</text:p>
          </table:table-cell>
          <table:table-cell office:value-type="string">
            <text:p>sɯβzu</text:p>
          </table:table-cell>
          <table:table-cell table:number-columns-repeated="13"/>
        </table:table-row>
        <table:table-row table:style-name="ro1">
          <table:table-cell office:value-type="string">
            <text:p>attempt</text:p>
          </table:table-cell>
          <table:table-cell office:value-type="string">
            <text:p>tshɤt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ɯftɕak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attempt</text:p>
          </table:table-cell>
          <table:table-cell office:value-type="string">
            <text:p>rɤtshɤt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ɤz</text:p>
          </table:table-cell>
          <table:table-cell table:number-columns-repeated="13"/>
        </table:table-row>
        <table:table-row table:style-name="ro1">
          <table:table-cell office:value-type="string">
            <text:p>attempt</text:p>
          </table:table-cell>
          <table:table-cell office:value-type="string">
            <text:p>phot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deixis</text:p>
          </table:table-cell>
          <table:table-cell office:value-type="string">
            <text:p>stu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ru</text:p>
          </table:table-cell>
          <table:table-cell office:value-type="string">
            <text:p>vi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shɤm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ɤŋo</text:p>
          </table:table-cell>
          <table:table-cell office:value-type="string">
            <text:p>vlab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mɲ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rtoχpjɤt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χsɤl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ɯχsɤl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ɣɤjmŋ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tɕhɤr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jmŋ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s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jmɯt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ɕɯftaʁ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tso</text:p>
          </table:table-cell>
          <table:table-cell office:value-type="string">
            <text:p>vi</text:p>
          </table:table-cell>
          <table:table-cell table:number-columns-repeated="12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z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rga</text:p>
          </table:table-cell>
          <table:table-cell office:value-type="string">
            <text:p>vi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rg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zdɯɣ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mu</text:p>
          </table:table-cell>
          <table:table-cell office:value-type="string">
            <text:p>vi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ɣmu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ɲɟɤt</text:p>
          </table:table-cell>
          <table:table-cell table:number-columns-repeated="13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qh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znɤj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ʁmɯɣ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sɯm ɕe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ʁjɯz ɣi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r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mɯlɤm</text:p>
          </table:table-cell>
          <table:table-cell table:number-columns-repeated="13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ʁɲɯz</text:p>
          </table:table-cell>
          <table:table-cell table:number-columns-repeated="13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ŋɤn</text:p>
          </table:table-cell>
          <table:table-cell table:number-columns-repeated="13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ʁlɯmbɯɣ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nɯɕpɯz</text:p>
          </table:table-cell>
          <table:table-cell office:value-type="string">
            <text:p>vt</text:p>
          </table:table-cell>
          <table:table-cell office:value-type="string">
            <text:p>kɯ- </text:p>
          </table:table-cell>
          <table:table-cell office:value-type="string">
            <text:p>S/A=A</text:p>
          </table:table-cell>
          <table:table-cell office:value-type="string">
            <text:p>ʑara kɯ cha nɯ ku-kɯ-tshi to-nɯɕpɯz-nɯ</text:p>
          </table:table-cell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ɣzɯ ra kɯ li ʑɤni tú-wɣ-nɯɕpɯz-ndʑi</text:p>
          </table:table-cell>
          <table:table-cell table:number-columns-repeated="6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ʑɣɤpa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pɯ-kɯ-nɯʑɯβ to-ʑɣɤpa</text:p>
          </table:table-cell>
          <table:table-cell table:number-columns-repeated="9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khramba-X βzu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speech</text:p>
          </table:table-cell>
          <table:table-cell office:value-type="string">
            <text:p>ti</text:p>
          </table:table-cell>
          <table:table-cell office:value-type="string">
            <text:p>vt-ind</text:p>
          </table:table-cell>
          <table:table-cell table:number-columns-repeated="12"/>
        </table:table-row>
        <table:table-row table:style-name="ro1">
          <table:table-cell office:value-type="string">
            <text:p>speech</text:p>
          </table:table-cell>
          <table:table-cell office:value-type="string">
            <text:p>nɤl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speech</text:p>
          </table:table-cell>
          <table:table-cell office:value-type="string">
            <text:p>sɯxɕɤt</text:p>
          </table:table-cell>
          <table:table-cell office:value-type="string">
            <text:p>vt-sec</text:p>
          </table:table-cell>
          <table:table-cell table:number-columns-repeated="12"/>
        </table:table-row>
        <table:table-row table:style-name="ro1">
          <table:table-cell office:value-type="string">
            <text:p>speech</text:p>
          </table:table-cell>
          <table:table-cell office:value-type="string">
            <text:p>p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motion</text:p>
          </table:table-cell>
          <table:table-cell office:value-type="string">
            <text:p>ɕe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aʑo nɯ-kha ɯ-kɯ-nɤkhu jɤ-ari-a</text:p>
          </table:table-cell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-kha nɯtɕu kɤ-nɤkhu jɤ-ari-a</text:p>
          </table:table-cell>
          <table:table-cell table:number-columns-repeated="6"/>
        </table:table-row>
        <table:table-row table:style-name="ro1">
          <table:table-cell office:value-type="string">
            <text:p>motion</text:p>
          </table:table-cell>
          <table:table-cell office:value-type="string">
            <text:p>ɣi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/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nɯ sɤβʑɯ ɣɯ ɯ-kha nɯtɕu kɤ-nɤkhu ju-ɣi pjɤ-ŋu</text:p>
          </table:table-cell>
          <table:table-cell table:number-columns-repeated="6"/>
        </table:table-row>
        <table:table-row table:style-name="ro1">
          <table:table-cell office:value-type="string">
            <text:p>motion</text:p>
          </table:table-cell>
          <table:table-cell office:value-type="string">
            <text:p>ɬoʁ</text:p>
          </table:table-cell>
          <table:table-cell office:value-type="string">
            <text:p>vi</text:p>
          </table:table-cell>
          <table:table-cell table:style-name="ce2" office:value-type="string">
            <text:p>???</text:p>
          </table:table-cell>
          <table:table-cell table:number-columns-repeated="11"/>
        </table:table-row>
        <table:table-row table:style-name="ro1">
          <table:table-cell office:value-type="string">
            <text:p>motion</text:p>
          </table:table-cell>
          <table:table-cell office:value-type="string">
            <text:p>sɯxɕe</text:p>
          </table:table-cell>
          <table:table-cell table:style-name="ce1" office:value-type="string">
            <text:p>vt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>
            <text:p>motion</text:p>
          </table:table-cell>
          <table:table-cell office:value-type="string">
            <text:p>sɯɣe</text:p>
          </table:table-cell>
          <table:table-cell table:style-name="ce1" office:value-type="string">
            <text:p>vt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>
            <text:p>motion</text:p>
          </table:table-cell>
          <table:table-cell office:value-type="string">
            <text:p>rɟɯɣ</text:p>
          </table:table-cell>
          <table:table-cell office:value-type="string">
            <text:p>vi</text:p>
          </table:table-cell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office:value-type="string">
            <text:p>motion</text:p>
          </table:table-cell>
          <table:table-cell office:value-type="string">
            <text:p>nɯqambɯmbjom</text:p>
          </table:table-cell>
          <table:table-cell office:value-type="string">
            <text:p>vi</text:p>
          </table:table-cell>
          <table:table-cell office:value-type="string">
            <text:p>X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cause</text:p>
          </table:table-cell>
          <table:table-cell office:value-type="string">
            <text:p>causative verb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ause</text:p>
          </table:table-cell>
          <table:table-cell office:value-type="string">
            <text:p>βzu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ause</text:p>
          </table:table-cell>
          <table:table-cell office:value-type="string">
            <text:p>sɯβzu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ause</text:p>
          </table:table-cell>
          <table:table-cell office:value-type="string">
            <text:p>qur</text:p>
          </table:table-cell>
          <table:table-cell office:value-type="string">
            <text:p>vt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ɯʑo kɯ khɯtsa ra kɤ-nɤscɯscɤt tɤ́-wɣ-qur-a</text:p>
          </table:table-cell>
          <table:table-cell table:number-columns-repeated="9"/>
        </table:table-row>
        <table:table-row table:style-name="ro1">
          <table:table-cell office:value-type="string">
            <text:p>cause</text:p>
          </table:table-cell>
          <table:table-cell office:value-type="string">
            <text:p>βgoz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ause</text:p>
          </table:table-cell>
          <table:table-cell office:value-type="string">
            <text:p>ɣɤkhɯ</text:p>
          </table:table-cell>
          <table:table-cell office:value-type="string">
            <text:p>vt</text:p>
          </table:table-cell>
          <table:table-cell office:value-type="string">
            <text:p>inf</text:p>
          </table:table-cell>
          <table:table-cell office:value-type="string">
            <text:p>P=P</text:p>
          </table:table-cell>
          <table:table-cell office:value-type="string">
            <text:p>kɯm tɤ-ɣɤβdi-t-a tɕe, kɤ-cɯ tɤ-ɣɤkhɯ-t-a</text:p>
          </table:table-cell>
          <table:table-cell office:value-type="string">
            <text:p>inf</text:p>
          </table:table-cell>
          <table:table-cell office:value-type="string">
            <text:p>S/A=P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adjective</text:p>
          </table:table-cell>
          <table:table-cell office:value-type="string">
            <text:p>rtaʁ</text:p>
          </table:table-cell>
          <table:table-cell office:value-type="string">
            <text:p>vs</text:p>
          </table:table-cell>
          <table:table-cell office:value-type="string">
            <text:p>finitive (ipfv)</text:p>
          </table:table-cell>
          <table:table-cell office:value-type="string">
            <text:p>P=S</text:p>
          </table:table-cell>
          <table:table-cell office:value-type="string">
            <text:p>koŋla pjɯ-nɤrte ʑo kɯ-rtaʁ ʑo kɯ-wxti ɲɯ-βze ŋgrɤl ma </text:p>
          </table:table-cell>
          <table:table-cell office:value-type="string">
            <text:p>inf</text:p>
          </table:table-cell>
          <table:table-cell table:number-columns-repeated="8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26/04/2016</text:date>, <text:time>17:4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5:40:01.17</meta:creation-date>
    <dc:date>2016-04-26T17:49:12.37</dc:date>
    <meta:editing-duration>PT5H57M19S</meta:editing-duration>
    <meta:editing-cycles>69</meta:editing-cycles>
    <meta:generator>OpenOffice/4.0.1$Win32 OpenOffice.org_project/401m5$Build-9714</meta:generator>
    <dc:creator>Guillaume Jacques</dc:creator>
    <meta:document-statistic meta:table-count="3" meta:cell-count="348" meta:object-count="0"/>
    <meta:user-defined meta:name="Info 1"/>
    <meta:user-defined meta:name="Info 2"/>
    <meta:user-defined meta:name="Info 3"/>
    <meta:user-defined meta:name="Info 4"/>
  </office:meta>
</office:document-meta>
</file>